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fo:background-color="#ff3333"/>
    </style:style>
    <style:style style:name="ce4" style:family="table-cell" style:parent-style-name="Default">
      <style:table-cell-properties fo:background-color="#ff3333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9" table:default-cell-style-name="Default"/>
        <table:table-row table:style-name="ro1">
          <table:table-cell/>
          <table:table-cell office:value-type="string">
            <text:p>Tomcat</text:p>
          </table:table-cell>
          <table:table-cell table:number-columns-repeated="2"/>
          <table:table-cell office:value-type="string">
            <text:p>JSF</text:p>
          </table:table-cell>
          <table:table-cell table:number-columns-repeated="2"/>
          <table:table-cell office:value-type="string">
            <text:p>Hibernate</text:p>
          </table:table-cell>
          <table:table-cell table:number-columns-repeated="2"/>
          <table:table-cell office:value-type="string">
            <text:p>Manager</text:p>
          </table:table-cell>
          <table:table-cell table:number-columns-repeated="2"/>
          <table:table-cell office:value-type="string">
            <text:p>Worker</text:p>
          </table:table-cell>
          <table:table-cell table:number-columns-repeated="5"/>
        </table:table-row>
        <table:table-row table:style-name="ro1">
          <table:table-cell office:value-type="string">
            <text:p>Valor</text:p>
          </table:table-cell>
          <table:table-cell table:number-columns-repeated="3" office:value-type="string">
            <text:p>Tomcat</text:p>
          </table:table-cell>
          <table:table-cell table:number-columns-repeated="3" office:value-type="string">
            <text:p>JSF</text:p>
          </table:table-cell>
          <table:table-cell table:number-columns-repeated="3" office:value-type="string">
            <text:p>Hibernate</text:p>
          </table:table-cell>
          <table:table-cell table:number-columns-repeated="3" office:value-type="string">
            <text:p>Manager</text:p>
          </table:table-cell>
          <table:table-cell table:number-columns-repeated="3" office:value-type="string">
            <text:p>Worker</text:p>
          </table:table-cell>
          <table:table-cell office:value-type="string">
            <text:p>Atual</text:p>
          </table:table-cell>
          <table:table-cell table:number-columns-repeated="2"/>
        </table:table-row>
        <table:table-row table:style-name="ro1">
          <table:table-cell table:style-name="ce1" office:value-type="percentage" office:value="0.7">
            <text:p>70.00%</text:p>
          </table:table-cell>
          <table:table-cell table:style-name="ce2" office:value-type="float" office:value="0.603433">
            <text:p>0.60343300</text:p>
          </table:table-cell>
          <table:table-cell table:style-name="ce2" office:value-type="float" office:value="0.89472">
            <text:p>0.89472000</text:p>
          </table:table-cell>
          <table:table-cell table:formula="of:=1-((1-[.B3])+(1-[.C3])-(1-[.B3])*(1-[.C3]))" office:value-type="float" office:value="0.53990357376">
            <text:p>0.54</text:p>
          </table:table-cell>
          <table:table-cell table:style-name="ce2" office:value-type="float" office:value="0.6249904">
            <text:p>0.62499040</text:p>
          </table:table-cell>
          <table:table-cell table:style-name="ce2" office:value-type="float" office:value="0.89472">
            <text:p>0.89472000</text:p>
          </table:table-cell>
          <table:table-cell table:formula="of:=1-((1-[.E3])+(1-[.F3])-(1-[.E3])*(1-[.F3]))" office:value-type="float" office:value="0.559191410688">
            <text:p>0.56</text:p>
          </table:table-cell>
          <table:table-cell table:style-name="ce2" office:value-type="float" office:value="0.7472104">
            <text:p>0.74721040</text:p>
          </table:table-cell>
          <table:table-cell table:style-name="ce2" office:value-type="float" office:value="0.8448">
            <text:p>0.84480000</text:p>
          </table:table-cell>
          <table:table-cell table:formula="of:=1-((1-[.H3])+(1-[.I3])-(1-[.H3])*(1-[.I3]))" office:value-type="float" office:value="0.63124334592">
            <text:p>0.63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6524">
            <text:p>0.65240000</text:p>
          </table:table-cell>
          <table:table-cell table:formula="of:=1-((1-[.K3])+(1-[.L3])-(1-[.K3])*(1-[.L3]))" office:value-type="float" office:value="0.545528111744">
            <text:p>0.55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626304">
            <text:p>0.62630400</text:p>
          </table:table-cell>
          <table:table-cell table:formula="of:=1-((1-[.N3])+(1-[.O3])-(1-[.N3])*(1-[.O3]))" office:value-type="float" office:value="0.52370698727424">
            <text:p>0.52</text:p>
          </table:table-cell>
          <table:table-cell table:style-name="ce4" table:formula="of:=1-((1-[.$N$9])+(1-[.$O$9])-(1-[.$N$9])*(1-[.$O$9]))" office:value-type="float" office:value="0.7481528389632">
            <text:p>0.75</text:p>
          </table:table-cell>
          <table:table-cell table:number-columns-repeated="2"/>
        </table:table-row>
        <table:table-row table:style-name="ro1">
          <table:table-cell table:style-name="ce1" table:formula="of:=[.A3]+0.05" office:value-type="percentage" office:value="0.75">
            <text:p>75.00%</text:p>
          </table:table-cell>
          <table:table-cell table:style-name="ce2" office:value-type="float" office:value="0.646536">
            <text:p>0.64653600</text:p>
          </table:table-cell>
          <table:table-cell table:style-name="ce2" office:value-type="float" office:value="0.89472">
            <text:p>0.89472000</text:p>
          </table:table-cell>
          <table:table-cell table:formula="of:=1-((1-[.B4])+(1-[.C4])-(1-[.B4])*(1-[.C4]))" office:value-type="float" office:value="0.57846868992">
            <text:p>0.58</text:p>
          </table:table-cell>
          <table:table-cell table:style-name="ce2" office:value-type="float" office:value="0.662704">
            <text:p>0.66270400</text:p>
          </table:table-cell>
          <table:table-cell table:style-name="ce2" office:value-type="float" office:value="0.89472">
            <text:p>0.89472000</text:p>
          </table:table-cell>
          <table:table-cell table:formula="of:=1-((1-[.E4])+(1-[.F4])-(1-[.E4])*(1-[.F4]))" office:value-type="float" office:value="0.59293452288">
            <text:p>0.59</text:p>
          </table:table-cell>
          <table:table-cell table:style-name="ce2" office:value-type="float" office:value="0.781432">
            <text:p>0.78143200</text:p>
          </table:table-cell>
          <table:table-cell table:style-name="ce2" office:value-type="float" office:value="0.864">
            <text:p>0.86400000</text:p>
          </table:table-cell>
          <table:table-cell table:formula="of:=1-((1-[.H4])+(1-[.I4])-(1-[.H4])*(1-[.I4]))" office:value-type="float" office:value="0.675157248">
            <text:p>0.68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699">
            <text:p>0.69900000</text:p>
          </table:table-cell>
          <table:table-cell table:formula="of:=1-((1-[.K4])+(1-[.L4])-(1-[.K4])*(1-[.L4]))" office:value-type="float" office:value="0.58449440544">
            <text:p>0.58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67104">
            <text:p>0.67104000</text:p>
          </table:table-cell>
          <table:table-cell table:formula="of:=1-((1-[.N4])+(1-[.O4])-(1-[.N4])*(1-[.O4]))" office:value-type="float" office:value="0.5611146292224">
            <text:p>0.56</text:p>
          </table:table-cell>
          <table:table-cell table:style-name="ce4" table:formula="of:=1-((1-[.$N$9])+(1-[.$O$9])-(1-[.$N$9])*(1-[.$O$9]))" office:value-type="float" office:value="0.7481528389632">
            <text:p>0.75</text:p>
          </table:table-cell>
          <table:table-cell table:number-columns-repeated="2"/>
        </table:table-row>
        <table:table-row table:style-name="ro1">
          <table:table-cell table:style-name="ce1" table:formula="of:=[.A4]+0.05" office:value-type="percentage" office:value="0.8">
            <text:p>80.00%</text:p>
          </table:table-cell>
          <table:table-cell table:style-name="ce2" office:value-type="float" office:value="0.689638">
            <text:p>0.68963800</text:p>
          </table:table-cell>
          <table:table-cell table:style-name="ce2" office:value-type="float" office:value="0.89472">
            <text:p>0.89472000</text:p>
          </table:table-cell>
          <table:table-cell table:formula="of:=1-((1-[.B5])+(1-[.C5])-(1-[.B5])*(1-[.C5]))" office:value-type="float" office:value="0.61703291136">
            <text:p>0.62</text:p>
          </table:table-cell>
          <table:table-cell table:style-name="ce2" office:value-type="float" office:value="0.7004176">
            <text:p>0.70041760</text:p>
          </table:table-cell>
          <table:table-cell table:style-name="ce2" office:value-type="float" office:value="0.89472">
            <text:p>0.89472000</text:p>
          </table:table-cell>
          <table:table-cell table:formula="of:=1-((1-[.E5])+(1-[.F5])-(1-[.E5])*(1-[.F5]))" office:value-type="float" office:value="0.626677635072">
            <text:p>0.63</text:p>
          </table:table-cell>
          <table:table-cell table:style-name="ce2" office:value-type="float" office:value="0.8156536">
            <text:p>0.81565360</text:p>
          </table:table-cell>
          <table:table-cell table:style-name="ce2" office:value-type="float" office:value="0.8832">
            <text:p>0.88320000</text:p>
          </table:table-cell>
          <table:table-cell table:formula="of:=1-((1-[.H5])+(1-[.I5])-(1-[.H5])*(1-[.I5]))" office:value-type="float" office:value="0.72038525952">
            <text:p>0.72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7456">
            <text:p>0.74560000</text:p>
          </table:table-cell>
          <table:table-cell table:formula="of:=1-((1-[.K5])+(1-[.L5])-(1-[.K5])*(1-[.L5]))" office:value-type="float" office:value="0.623460699136">
            <text:p>0.62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715776">
            <text:p>0.71577600</text:p>
          </table:table-cell>
          <table:table-cell table:formula="of:=1-((1-[.N5])+(1-[.O5])-(1-[.N5])*(1-[.O5]))" office:value-type="float" office:value="0.59852227117056">
            <text:p>0.6</text:p>
          </table:table-cell>
          <table:table-cell table:style-name="ce4" table:formula="of:=1-((1-[.$N$9])+(1-[.$O$9])-(1-[.$N$9])*(1-[.$O$9]))" office:value-type="float" office:value="0.7481528389632">
            <text:p>0.75</text:p>
          </table:table-cell>
          <table:table-cell table:number-columns-repeated="2"/>
        </table:table-row>
        <table:table-row table:style-name="ro1">
          <table:table-cell table:style-name="ce1" table:formula="of:=[.A5]+0.05" office:value-type="percentage" office:value="0.85">
            <text:p>85.00%</text:p>
          </table:table-cell>
          <table:table-cell table:style-name="ce2" office:value-type="float" office:value="0.7327408">
            <text:p>0.73274080</text:p>
          </table:table-cell>
          <table:table-cell table:style-name="ce2" office:value-type="float" office:value="0.89472">
            <text:p>0.89472000</text:p>
          </table:table-cell>
          <table:table-cell table:formula="of:=1-((1-[.B6])+(1-[.C6])-(1-[.B6])*(1-[.C6]))" office:value-type="float" office:value="0.655597848576">
            <text:p>0.66</text:p>
          </table:table-cell>
          <table:table-cell table:style-name="ce2" office:value-type="float" office:value="0.7381312">
            <text:p>0.73813120</text:p>
          </table:table-cell>
          <table:table-cell table:style-name="ce2" office:value-type="float" office:value="0.89472">
            <text:p>0.89472000</text:p>
          </table:table-cell>
          <table:table-cell table:formula="of:=1-((1-[.E6])+(1-[.F6])-(1-[.E6])*(1-[.F6]))" office:value-type="float" office:value="0.660420747264">
            <text:p>0.66</text:p>
          </table:table-cell>
          <table:table-cell table:style-name="ce2" office:value-type="float" office:value="0.8498752">
            <text:p>0.84987520</text:p>
          </table:table-cell>
          <table:table-cell table:style-name="ce2" office:value-type="float" office:value="0.9024">
            <text:p>0.90240000</text:p>
          </table:table-cell>
          <table:table-cell table:formula="of:=1-((1-[.H6])+(1-[.I6])-(1-[.H6])*(1-[.I6]))" office:value-type="float" office:value="0.76692738048">
            <text:p>0.77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7922">
            <text:p>0.79220000</text:p>
          </table:table-cell>
          <table:table-cell table:formula="of:=1-((1-[.K6])+(1-[.L6])-(1-[.K6])*(1-[.L6]))" office:value-type="float" office:value="0.662426992832">
            <text:p>0.66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760512">
            <text:p>0.76051200</text:p>
          </table:table-cell>
          <table:table-cell table:formula="of:=1-((1-[.N6])+(1-[.O6])-(1-[.N6])*(1-[.O6]))" office:value-type="float" office:value="0.63592991311872">
            <text:p>0.64</text:p>
          </table:table-cell>
          <table:table-cell table:style-name="ce4" table:formula="of:=1-((1-[.$N$9])+(1-[.$O$9])-(1-[.$N$9])*(1-[.$O$9]))" office:value-type="float" office:value="0.7481528389632">
            <text:p>0.75</text:p>
          </table:table-cell>
          <table:table-cell table:number-columns-repeated="2"/>
        </table:table-row>
        <table:table-row table:style-name="ro1">
          <table:table-cell table:style-name="ce1" table:formula="of:=[.A6]+0.05" office:value-type="percentage" office:value="0.9">
            <text:p>90.00%</text:p>
          </table:table-cell>
          <table:table-cell table:style-name="ce2" office:value-type="float" office:value="0.7758432">
            <text:p>0.77584320</text:p>
          </table:table-cell>
          <table:table-cell table:style-name="ce2" office:value-type="float" office:value="0.89472">
            <text:p>0.89472000</text:p>
          </table:table-cell>
          <table:table-cell table:formula="of:=1-((1-[.B7])+(1-[.C7])-(1-[.B7])*(1-[.C7]))" office:value-type="float" office:value="0.694162427904">
            <text:p>0.69</text:p>
          </table:table-cell>
          <table:table-cell table:style-name="ce2" office:value-type="float" office:value="0.7758448">
            <text:p>0.77584480</text:p>
          </table:table-cell>
          <table:table-cell table:style-name="ce2" office:value-type="float" office:value="0.89472">
            <text:p>0.89472000</text:p>
          </table:table-cell>
          <table:table-cell table:formula="of:=1-((1-[.E7])+(1-[.F7])-(1-[.E7])*(1-[.F7]))" office:value-type="float" office:value="0.694163859456">
            <text:p>0.69</text:p>
          </table:table-cell>
          <table:table-cell table:style-name="ce2" office:value-type="float" office:value="0.8840968">
            <text:p>0.88409680</text:p>
          </table:table-cell>
          <table:table-cell table:style-name="ce2" office:value-type="float" office:value="0.9216">
            <text:p>0.92160000</text:p>
          </table:table-cell>
          <table:table-cell table:formula="of:=1-((1-[.H7])+(1-[.I7])-(1-[.H7])*(1-[.I7]))" office:value-type="float" office:value="0.81478361088">
            <text:p>0.81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8388">
            <text:p>0.83880000</text:p>
          </table:table-cell>
          <table:table-cell table:formula="of:=1-((1-[.K7])+(1-[.L7])-(1-[.K7])*(1-[.L7]))" office:value-type="float" office:value="0.701393286528">
            <text:p>0.7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805248">
            <text:p>0.80524800</text:p>
          </table:table-cell>
          <table:table-cell table:formula="of:=1-((1-[.N7])+(1-[.O7])-(1-[.N7])*(1-[.O7]))" office:value-type="float" office:value="0.67333755506688">
            <text:p>0.67</text:p>
          </table:table-cell>
          <table:table-cell table:style-name="ce4" table:formula="of:=1-((1-[.$N$9])+(1-[.$O$9])-(1-[.$N$9])*(1-[.$O$9]))" office:value-type="float" office:value="0.7481528389632">
            <text:p>0.75</text:p>
          </table:table-cell>
          <table:table-cell table:number-columns-repeated="2"/>
        </table:table-row>
        <table:table-row table:style-name="ro1">
          <table:table-cell table:style-name="ce1" table:formula="of:=[.A7]+0.05" office:value-type="percentage" office:value="0.95">
            <text:p>95.00%</text:p>
          </table:table-cell>
          <table:table-cell table:style-name="ce2" office:value-type="float" office:value="0.8189456">
            <text:p>0.81894560</text:p>
          </table:table-cell>
          <table:table-cell table:style-name="ce2" office:value-type="float" office:value="0.89472">
            <text:p>0.89472000</text:p>
          </table:table-cell>
          <table:table-cell table:formula="of:=1-((1-[.B8])+(1-[.C8])-(1-[.B8])*(1-[.C8]))" office:value-type="float" office:value="0.732727007232">
            <text:p>0.73</text:p>
          </table:table-cell>
          <table:table-cell table:style-name="ce2" office:value-type="float" office:value="0.8135584">
            <text:p>0.81355840</text:p>
          </table:table-cell>
          <table:table-cell table:style-name="ce2" office:value-type="float" office:value="0.89472">
            <text:p>0.89472000</text:p>
          </table:table-cell>
          <table:table-cell table:formula="of:=1-((1-[.E8])+(1-[.F8])-(1-[.E8])*(1-[.F8]))" office:value-type="float" office:value="0.727906971648">
            <text:p>0.73</text:p>
          </table:table-cell>
          <table:table-cell table:style-name="ce2" office:value-type="float" office:value="0.9183184">
            <text:p>0.91831840</text:p>
          </table:table-cell>
          <table:table-cell table:style-name="ce2" office:value-type="float" office:value="0.9408">
            <text:p>0.94080000</text:p>
          </table:table-cell>
          <table:table-cell table:formula="of:=1-((1-[.H8])+(1-[.I8])-(1-[.H8])*(1-[.I8]))" office:value-type="float" office:value="0.86395395072">
            <text:p>0.86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8854">
            <text:p>0.88540000</text:p>
          </table:table-cell>
          <table:table-cell table:formula="of:=1-((1-[.K8])+(1-[.L8])-(1-[.K8])*(1-[.L8]))" office:value-type="float" office:value="0.740359580224">
            <text:p>0.74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849984">
            <text:p>0.84998400</text:p>
          </table:table-cell>
          <table:table-cell table:formula="of:=1-((1-[.N8])+(1-[.O8])-(1-[.N8])*(1-[.O8]))" office:value-type="float" office:value="0.71074519701504">
            <text:p>0.71</text:p>
          </table:table-cell>
          <table:table-cell table:style-name="ce4" table:formula="of:=1-((1-[.$N$9])+(1-[.$O$9])-(1-[.$N$9])*(1-[.$O$9]))" office:value-type="float" office:value="0.7481528389632">
            <text:p>0.75</text:p>
          </table:table-cell>
          <table:table-cell table:number-columns-repeated="2"/>
        </table:table-row>
        <table:table-row table:style-name="ro1">
          <table:table-cell table:style-name="ce1" table:formula="of:=[.A8]+0.05" office:value-type="percentage" office:value="1">
            <text:p>100.00%</text:p>
          </table:table-cell>
          <table:table-cell table:style-name="ce2" office:value-type="float" office:value="0.862048">
            <text:p>0.86204800</text:p>
          </table:table-cell>
          <table:table-cell table:style-name="ce2" office:value-type="float" office:value="0.89472">
            <text:p>0.89472000</text:p>
          </table:table-cell>
          <table:table-cell table:formula="of:=1-((1-[.B9])+(1-[.C9])-(1-[.B9])*(1-[.C9]))" office:value-type="float" office:value="0.77129158656">
            <text:p>0.77</text:p>
          </table:table-cell>
          <table:table-cell table:style-name="ce2" office:value-type="float" office:value="0.851272">
            <text:p>0.85127200</text:p>
          </table:table-cell>
          <table:table-cell table:style-name="ce2" office:value-type="float" office:value="0.89472">
            <text:p>0.89472000</text:p>
          </table:table-cell>
          <table:table-cell table:formula="of:=1-((1-[.E9])+(1-[.F9])-(1-[.E9])*(1-[.F9]))" office:value-type="float" office:value="0.76165008384">
            <text:p>0.76</text:p>
          </table:table-cell>
          <table:table-cell table:style-name="ce2" office:value-type="float" office:value="0.95254">
            <text:p>0.95254000</text:p>
          </table:table-cell>
          <table:table-cell table:style-name="ce2" office:value-type="float" office:value="0.96">
            <text:p>0.96000000</text:p>
          </table:table-cell>
          <table:table-cell table:formula="of:=1-((1-[.H9])+(1-[.I9])-(1-[.H9])*(1-[.I9]))" office:value-type="float" office:value="0.9144384">
            <text:p>0.91</text:p>
          </table:table-cell>
          <table:table-cell table:style-name="ce2" office:value-type="float" office:value="0.83618656">
            <text:p>0.83618656</text:p>
          </table:table-cell>
          <table:table-cell table:style-name="ce2" office:value-type="float" office:value="0.932">
            <text:p>0.93200000</text:p>
          </table:table-cell>
          <table:table-cell table:formula="of:=1-((1-[.K9])+(1-[.L9])-(1-[.K9])*(1-[.L9]))" office:value-type="float" office:value="0.77932587392">
            <text:p>0.78</text:p>
          </table:table-cell>
          <table:table-cell table:style-name="ce3" office:value-type="float" office:value="0.83618656">
            <text:p>0.83618656</text:p>
          </table:table-cell>
          <table:table-cell table:style-name="ce3" office:value-type="float" office:value="0.89472">
            <text:p>0.89472000</text:p>
          </table:table-cell>
          <table:table-cell table:style-name="ce4" table:formula="of:=1-((1-[.$N$9])+(1-[.$O$9])-(1-[.$N$9])*(1-[.$O$9]))" office:value-type="float" office:value="0.7481528389632">
            <text:p>0.75</text:p>
          </table:table-cell>
          <table:table-cell table:style-name="ce4" table:formula="of:=1-((1-[.$N$9])+(1-[.$O$9])-(1-[.$N$9])*(1-[.$O$9]))" office:value-type="float" office:value="0.7481528389632">
            <text:p>0.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rface</text:p>
          </table:table-cell>
          <table:table-cell office:value-type="string">
            <text:p>Collector</text:p>
          </table:table-cell>
          <table:table-cell office:value-type="string">
            <text:p>Tudo</text:p>
          </table:table-cell>
          <table:table-cell office:value-type="string">
            <text:p>Interface</text:p>
          </table:table-cell>
          <table:table-cell office:value-type="string">
            <text:p>Collector</text:p>
          </table:table-cell>
          <table:table-cell office:value-type="string">
            <text:p>Tudo</text:p>
          </table:table-cell>
          <table:table-cell office:value-type="string">
            <text:p>Interface</text:p>
          </table:table-cell>
          <table:table-cell office:value-type="string">
            <text:p>Collector</text:p>
          </table:table-cell>
          <table:table-cell office:value-type="string">
            <text:p>Tudo</text:p>
          </table:table-cell>
          <table:table-cell office:value-type="string">
            <text:p>Interface</text:p>
          </table:table-cell>
          <table:table-cell office:value-type="string">
            <text:p>Collector</text:p>
          </table:table-cell>
          <table:table-cell office:value-type="string">
            <text:p>Tudo</text:p>
          </table:table-cell>
          <table:table-cell office:value-type="string">
            <text:p>Interface</text:p>
          </table:table-cell>
          <table:table-cell office:value-type="string">
            <text:p>Collector</text:p>
          </table:table-cell>
          <table:table-cell office:value-type="string">
            <text:p>Tudo</text:p>
          </table:table-cell>
          <table:table-cell table:number-columns-repeated="3"/>
        </table:table-row>
        <table:table-row table:style-name="ro1" table:number-rows-repeated="5">
          <table:table-cell table:number-columns-repeated="19"/>
        </table:table-row>
        <table:table-row table:style-name="ro1">
          <table:table-cell>
            <draw:frame table:end-cell-address="Sheet1.R56" table:end-x="0.7539in" table:end-y="0.0193in" draw:z-index="0" draw:style-name="gr1" svg:width="15in" svg:height="7in" svg:x="0.8673in" svg:y="0.1035in">
              <draw:object draw:notify-on-update-of-ranges="Sheet1.A2:Sheet1.A2 Sheet1.A3:Sheet1.A9 Sheet1.D2:Sheet1.D2 Sheet1.D3:Sheet1.D9 Sheet1.Q2:Sheet1.Q2 Sheet1.Q3:Sheet1.Q9 Sheet1.G2:Sheet1.G2 Sheet1.G3:Sheet1.G9 Sheet1.J2:Sheet1.J2 Sheet1.J3:Sheet1.J9 Sheet1.M2:Sheet1.M2 Sheet1.M3:Sheet1.M9 Sheet1.P2:Sheet1.P2 Sheet1.P3:Sheet1.P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7"/>
          <table:table-cell>
            <draw:frame table:end-cell-address="Sheet1.AJ55" table:end-x="0.089in" table:end-y="0.1531in" draw:z-index="1" draw:style-name="gr1" svg:width="15in" svg:height="7in" svg:x="0.2024in" svg:y="0.0602in">
              <draw:object draw:notify-on-update-of-ranges="Sheet1.A2:Sheet1.A2 Sheet1.A3:Sheet1.A9 Sheet1.B2:Sheet1.B2 Sheet1.B3:Sheet1.B9 Sheet1.Q2:Sheet1.Q2 Sheet1.N3:Sheet1.N9 Sheet1.E2:Sheet1.E2 Sheet1.E3:Sheet1.E9 Sheet1.H2:Sheet1.H2 Sheet1.H3:Sheet1.H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41">
          <table:table-cell table:number-columns-repeated="19"/>
        </table:table-row>
        <table:table-row table:style-name="ro1">
          <table:table-cell/>
          <table:table-cell>
            <draw:frame table:end-cell-address="Sheet1.R98" table:end-x="0.7972in" table:end-y="0.0693in" draw:z-index="2" draw:style-name="gr1" svg:width="15in" svg:height="7in" svg:x="0.0217in" svg:y="0.1539in">
              <draw:object draw:notify-on-update-of-ranges="Sheet1.A2:Sheet1.A2 Sheet1.A3:Sheet1.A9 Sheet1.I2:Sheet1.I2 Sheet1.I3:Sheet1.I9 Sheet1.Q2:Sheet1.Q2 Sheet1.F3:Sheet1.F9 Sheet1.L2:Sheet1.L2 Sheet1.L3:Sheet1.L9 Sheet1.O2:Sheet1.O2 Sheet1.O3:Sheet1.O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0">12/20/2009</text:date>, <text:time>13:3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 Galinkin</meta:initial-creator>
    <meta:creation-date>2009-12-20T12:18:03</meta:creation-date>
    <dc:date>2009-12-20T13:38:00</dc:date>
    <dc:creator>Daniel Galinkin</dc:creator>
    <meta:editing-duration>PT01H19M59S</meta:editing-duration>
    <meta:editing-cycles>8</meta:editing-cycles>
    <meta:generator>OpenOffice.org/3.1$Unix OpenOffice.org_project/310m19$Build-9420</meta:generator>
    <meta:document-statistic meta:table-count="3" meta:cell-count="1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5" chart:maximum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width="0.088cm" svg:stroke-color="#ff8080" draw:fill-color="#ff8080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arrow-right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38.101cm" svg:height="17.781cm" chart:class="chart:line" chart:column-mapping="0 5 1 2 3 4" chart:style-name="ch1">
        <chart:title svg:x="16.642cm" svg:y="0.356cm" chart:style-name="ch2">
          <text:p>Análise de Sensibilidade</text:p>
        </chart:title>
        <chart:legend chart:legend-position="end" svg:x="35.445cm" svg:y="7.671cm" chart:style-name="ch3"/>
        <chart:plot-area chart:style-name="ch4" table:cell-range-address="Sheet1.A2:Sheet1.A9 Sheet1.D2:Sheet1.D9 Sheet1.P2:Sheet1.Q9 Sheet1.G2:Sheet1.G9 Sheet1.J2:Sheet1.J9 Sheet1.M2:Sheet1.M9" chart:data-source-has-labels="both" svg:x="1.323cm" svg:y="1.214cm" svg:width="33.361cm" svg:height="15.703cm">
          <chart:axis chart:dimension="x" chart:name="primary-x" chart:style-name="ch5">
            <chart:title svg:x="17.641cm" svg:y="16.7cm" chart:style-name="ch6">
              <text:p>Variação</text:p>
            </chart:title>
            <chart:categories table:cell-range-address="Sheet1.A3:Sheet1.A9"/>
          </chart:axis>
          <chart:axis chart:dimension="y" chart:name="primary-y" chart:style-name="ch7">
            <chart:title svg:x="0.763cm" svg:y="10.036cm" chart:style-name="ch8">
              <text:p>Dependabilidade</text:p>
            </chart:title>
            <chart:grid chart:style-name="ch9" chart:class="major"/>
          </chart:axis>
          <chart:series chart:style-name="ch10" chart:values-cell-range-address="Sheet1.D3:Sheet1.D9" chart:label-cell-address="Sheet1.D2:Sheet1.D2" chart:class="chart:line">
            <chart:data-point chart:repeated="7"/>
          </chart:series>
          <chart:series chart:style-name="ch11" chart:values-cell-range-address="Sheet1.Q3:Sheet1.Q9" chart:label-cell-address="Sheet1.Q2:Sheet1.Q2" chart:class="chart:line">
            <chart:data-point chart:repeated="7"/>
          </chart:series>
          <chart:series chart:style-name="ch12" chart:values-cell-range-address="Sheet1.G3:Sheet1.G9" chart:label-cell-address="Sheet1.G2:Sheet1.G2" chart:class="chart:line">
            <chart:data-point chart:repeated="7"/>
          </chart:series>
          <chart:series chart:style-name="ch13" chart:values-cell-range-address="Sheet1.J3:Sheet1.J9" chart:label-cell-address="Sheet1.J2:Sheet1.J2" chart:class="chart:line">
            <chart:data-point chart:repeated="7"/>
          </chart:series>
          <chart:series chart:style-name="ch14" chart:values-cell-range-address="Sheet1.M3:Sheet1.M9" chart:label-cell-address="Sheet1.M2:Sheet1.M2" chart:class="chart:line">
            <chart:data-point chart:repeated="7"/>
          </chart:series>
          <chart:series chart:style-name="ch15" chart:values-cell-range-address="Sheet1.P3:Sheet1.P9" chart:label-cell-address="Sheet1.P2:Sheet1.P2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2:Sheet1.D2">Tomcat</text:p>
              </table:table-cell>
              <table:table-cell office:value-type="string">
                <text:p text:id="Sheet1.Q2:Sheet1.Q2">Atual</text:p>
              </table:table-cell>
              <table:table-cell office:value-type="string">
                <text:p text:id="Sheet1.G2:Sheet1.G2">JSF</text:p>
              </table:table-cell>
              <table:table-cell office:value-type="string">
                <text:p text:id="Sheet1.J2:Sheet1.J2">Hibernate</text:p>
              </table:table-cell>
              <table:table-cell office:value-type="string">
                <text:p text:id="Sheet1.M2:Sheet1.M2">Manager</text:p>
              </table:table-cell>
              <table:table-cell office:value-type="string">
                <text:p text:id="Sheet1.P2:Sheet1.P2">Worker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9">70.00%</text:p>
              </table:table-cell>
              <table:table-cell office:value-type="float" office:value="0.53990357376">
                <text:p text:id="Sheet1.D3:Sheet1.D9">0.53990357376</text:p>
              </table:table-cell>
              <table:table-cell office:value-type="float" office:value="0.7481528389632">
                <text:p text:id="Sheet1.Q3:Sheet1.Q9">0.7481528389632</text:p>
              </table:table-cell>
              <table:table-cell office:value-type="float" office:value="0.559191410688">
                <text:p text:id="Sheet1.G3:Sheet1.G9">0.559191410688</text:p>
              </table:table-cell>
              <table:table-cell office:value-type="float" office:value="0.63124334592">
                <text:p text:id="Sheet1.J3:Sheet1.J9">0.63124334592</text:p>
              </table:table-cell>
              <table:table-cell office:value-type="float" office:value="0.545528111744">
                <text:p text:id="Sheet1.M3:Sheet1.M9">0.545528111744</text:p>
              </table:table-cell>
              <table:table-cell office:value-type="float" office:value="0.52370698727424">
                <text:p text:id="Sheet1.P3:Sheet1.P9">0.52370698727424</text:p>
              </table:table-cell>
            </table:table-row>
            <table:table-row>
              <table:table-cell office:value-type="string">
                <text:p>75.00%</text:p>
              </table:table-cell>
              <table:table-cell office:value-type="float" office:value="0.57846868992">
                <text:p>0.57846868992</text:p>
              </table:table-cell>
              <table:table-cell office:value-type="float" office:value="0.7481528389632">
                <text:p>0.7481528389632</text:p>
              </table:table-cell>
              <table:table-cell office:value-type="float" office:value="0.59293452288">
                <text:p>0.59293452288</text:p>
              </table:table-cell>
              <table:table-cell office:value-type="float" office:value="0.675157248">
                <text:p>0.675157248</text:p>
              </table:table-cell>
              <table:table-cell office:value-type="float" office:value="0.58449440544">
                <text:p>0.58449440544</text:p>
              </table:table-cell>
              <table:table-cell office:value-type="float" office:value="0.5611146292224">
                <text:p>0.5611146292224</text:p>
              </table:table-cell>
            </table:table-row>
            <table:table-row>
              <table:table-cell office:value-type="string">
                <text:p>80.00%</text:p>
              </table:table-cell>
              <table:table-cell office:value-type="float" office:value="0.61703291136">
                <text:p>0.61703291136</text:p>
              </table:table-cell>
              <table:table-cell office:value-type="float" office:value="0.7481528389632">
                <text:p>0.7481528389632</text:p>
              </table:table-cell>
              <table:table-cell office:value-type="float" office:value="0.626677635072">
                <text:p>0.626677635072</text:p>
              </table:table-cell>
              <table:table-cell office:value-type="float" office:value="0.72038525952">
                <text:p>0.72038525952</text:p>
              </table:table-cell>
              <table:table-cell office:value-type="float" office:value="0.623460699136">
                <text:p>0.623460699136</text:p>
              </table:table-cell>
              <table:table-cell office:value-type="float" office:value="0.59852227117056">
                <text:p>0.59852227117056</text:p>
              </table:table-cell>
            </table:table-row>
            <table:table-row>
              <table:table-cell office:value-type="string">
                <text:p>85.00%</text:p>
              </table:table-cell>
              <table:table-cell office:value-type="float" office:value="0.655597848576">
                <text:p>0.655597848576</text:p>
              </table:table-cell>
              <table:table-cell office:value-type="float" office:value="0.7481528389632">
                <text:p>0.7481528389632</text:p>
              </table:table-cell>
              <table:table-cell office:value-type="float" office:value="0.660420747264">
                <text:p>0.660420747264</text:p>
              </table:table-cell>
              <table:table-cell office:value-type="float" office:value="0.76692738048">
                <text:p>0.76692738048</text:p>
              </table:table-cell>
              <table:table-cell office:value-type="float" office:value="0.662426992832">
                <text:p>0.662426992832</text:p>
              </table:table-cell>
              <table:table-cell office:value-type="float" office:value="0.63592991311872">
                <text:p>0.63592991311872</text:p>
              </table:table-cell>
            </table:table-row>
            <table:table-row>
              <table:table-cell office:value-type="string">
                <text:p>90.00%</text:p>
              </table:table-cell>
              <table:table-cell office:value-type="float" office:value="0.694162427904">
                <text:p>0.694162427904</text:p>
              </table:table-cell>
              <table:table-cell office:value-type="float" office:value="0.7481528389632">
                <text:p>0.7481528389632</text:p>
              </table:table-cell>
              <table:table-cell office:value-type="float" office:value="0.694163859456">
                <text:p>0.694163859456</text:p>
              </table:table-cell>
              <table:table-cell office:value-type="float" office:value="0.81478361088">
                <text:p>0.81478361088</text:p>
              </table:table-cell>
              <table:table-cell office:value-type="float" office:value="0.701393286528">
                <text:p>0.701393286528</text:p>
              </table:table-cell>
              <table:table-cell office:value-type="float" office:value="0.67333755506688">
                <text:p>0.67333755506688</text:p>
              </table:table-cell>
            </table:table-row>
            <table:table-row>
              <table:table-cell office:value-type="string">
                <text:p>95.00%</text:p>
              </table:table-cell>
              <table:table-cell office:value-type="float" office:value="0.732727007232">
                <text:p>0.732727007232</text:p>
              </table:table-cell>
              <table:table-cell office:value-type="float" office:value="0.7481528389632">
                <text:p>0.7481528389632</text:p>
              </table:table-cell>
              <table:table-cell office:value-type="float" office:value="0.727906971648">
                <text:p>0.727906971648</text:p>
              </table:table-cell>
              <table:table-cell office:value-type="float" office:value="0.86395395072">
                <text:p>0.86395395072</text:p>
              </table:table-cell>
              <table:table-cell office:value-type="float" office:value="0.740359580224">
                <text:p>0.740359580224</text:p>
              </table:table-cell>
              <table:table-cell office:value-type="float" office:value="0.71074519701504">
                <text:p>0.71074519701504</text:p>
              </table:table-cell>
            </table:table-row>
            <table:table-row>
              <table:table-cell office:value-type="string">
                <text:p>100.00%</text:p>
              </table:table-cell>
              <table:table-cell office:value-type="float" office:value="0.77129158656">
                <text:p>0.77129158656</text:p>
              </table:table-cell>
              <table:table-cell office:value-type="float" office:value="0.7481528389632">
                <text:p>0.7481528389632</text:p>
              </table:table-cell>
              <table:table-cell office:value-type="float" office:value="0.76165008384">
                <text:p>0.76165008384</text:p>
              </table:table-cell>
              <table:table-cell office:value-type="float" office:value="0.9144384">
                <text:p>0.9144384</text:p>
              </table:table-cell>
              <table:table-cell office:value-type="float" office:value="0.77932587392">
                <text:p>0.77932587392</text:p>
              </table:table-cell>
              <table:table-cell office:value-type="float" office:value="0.7481528389632">
                <text:p>0.7481528389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.5" chart:maximum="1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svg:stroke-width="0.088cm" svg:stroke-color="#ff8080" draw:fill-color="#ff808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13" style:family="chart">
      <style:chart-properties chart:symbol-type="named-symbol" chart:symbol-name="diamond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4" style:family="chart">
      <style:chart-properties chart:symbol-type="named-symbol" chart:symbol-name="arrow-down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38.101cm" svg:height="17.781cm" chart:class="chart:line" chart:style-name="ch1">
        <chart:title svg:x="16.642cm" svg:y="0.356cm" chart:style-name="ch2">
          <text:p>Análise de Sensibilidade</text:p>
        </chart:title>
        <chart:subtitle svg:x="18.296cm" svg:y="1.214cm" chart:style-name="ch3">
          <text:p>Interface</text:p>
        </chart:subtitle>
        <chart:legend chart:legend-position="end" svg:x="35.445cm" svg:y="8.046cm" chart:style-name="ch4"/>
        <chart:plot-area chart:style-name="ch5" table:cell-range-address="Sheet1.A2:Sheet1.B9 Sheet1.Q2:Sheet1.Q2 Sheet1.N3:Sheet1.N9 Sheet1.E2:Sheet1.E9 Sheet1.H2:Sheet1.H9" chart:data-source-has-labels="both" svg:x="1.323cm" svg:y="2.02cm" svg:width="33.361cm" svg:height="14.897cm">
          <chart:axis chart:dimension="x" chart:name="primary-x" chart:style-name="ch6">
            <chart:title svg:x="17.641cm" svg:y="16.7cm" chart:style-name="ch7">
              <text:p>Variação</text:p>
            </chart:title>
            <chart:categories table:cell-range-address="Sheet1.A3:Sheet1.A9"/>
          </chart:axis>
          <chart:axis chart:dimension="y" chart:name="primary-y" chart:style-name="ch8">
            <chart:title svg:x="0.763cm" svg:y="10.439cm" chart:style-name="ch9">
              <text:p>Dependabilidade</text:p>
            </chart:title>
            <chart:grid chart:style-name="ch10" chart:class="major"/>
          </chart:axis>
          <chart:series chart:style-name="ch11" chart:values-cell-range-address="Sheet1.B3:Sheet1.B9" chart:label-cell-address="Sheet1.B2:Sheet1.B2" chart:class="chart:line">
            <chart:data-point chart:repeated="7"/>
          </chart:series>
          <chart:series chart:style-name="ch12" chart:values-cell-range-address="Sheet1.N3:Sheet1.N9" chart:label-cell-address="Sheet1.Q2:Sheet1.Q2" chart:class="chart:line">
            <chart:data-point chart:repeated="7"/>
          </chart:series>
          <chart:series chart:style-name="ch13" chart:values-cell-range-address="Sheet1.E3:Sheet1.E9" chart:label-cell-address="Sheet1.E2:Sheet1.E2" chart:class="chart:line">
            <chart:data-point chart:repeated="7"/>
          </chart:series>
          <chart:series chart:style-name="ch14" chart:values-cell-range-address="Sheet1.H3:Sheet1.H9" chart:label-cell-address="Sheet1.H2:Sheet1.H2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:Sheet1.B2">Tomcat</text:p>
              </table:table-cell>
              <table:table-cell office:value-type="string">
                <text:p text:id="Sheet1.Q2:Sheet1.Q2">Atual</text:p>
              </table:table-cell>
              <table:table-cell office:value-type="string">
                <text:p text:id="Sheet1.E2:Sheet1.E2">JSF</text:p>
              </table:table-cell>
              <table:table-cell office:value-type="string">
                <text:p text:id="Sheet1.H2:Sheet1.H2">Hibernate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9">70.00%</text:p>
              </table:table-cell>
              <table:table-cell office:value-type="float" office:value="0.603433">
                <text:p text:id="Sheet1.B3:Sheet1.B9">0.603433</text:p>
              </table:table-cell>
              <table:table-cell office:value-type="float" office:value="0.83618656">
                <text:p text:id="Sheet1.N3:Sheet1.N9">0.83618656</text:p>
              </table:table-cell>
              <table:table-cell office:value-type="float" office:value="0.6249904">
                <text:p text:id="Sheet1.E3:Sheet1.E9">0.6249904</text:p>
              </table:table-cell>
              <table:table-cell office:value-type="float" office:value="0.7472104">
                <text:p text:id="Sheet1.H3:Sheet1.H9">0.7472104</text:p>
              </table:table-cell>
            </table:table-row>
            <table:table-row>
              <table:table-cell office:value-type="string">
                <text:p>75.00%</text:p>
              </table:table-cell>
              <table:table-cell office:value-type="float" office:value="0.646536">
                <text:p>0.646536</text:p>
              </table:table-cell>
              <table:table-cell office:value-type="float" office:value="0.83618656">
                <text:p>0.83618656</text:p>
              </table:table-cell>
              <table:table-cell office:value-type="float" office:value="0.662704">
                <text:p>0.662704</text:p>
              </table:table-cell>
              <table:table-cell office:value-type="float" office:value="0.781432">
                <text:p>0.781432</text:p>
              </table:table-cell>
            </table:table-row>
            <table:table-row>
              <table:table-cell office:value-type="string">
                <text:p>80.00%</text:p>
              </table:table-cell>
              <table:table-cell office:value-type="float" office:value="0.689638">
                <text:p>0.689638</text:p>
              </table:table-cell>
              <table:table-cell office:value-type="float" office:value="0.83618656">
                <text:p>0.83618656</text:p>
              </table:table-cell>
              <table:table-cell office:value-type="float" office:value="0.7004176">
                <text:p>0.7004176</text:p>
              </table:table-cell>
              <table:table-cell office:value-type="float" office:value="0.8156536">
                <text:p>0.8156536</text:p>
              </table:table-cell>
            </table:table-row>
            <table:table-row>
              <table:table-cell office:value-type="string">
                <text:p>85.00%</text:p>
              </table:table-cell>
              <table:table-cell office:value-type="float" office:value="0.7327408">
                <text:p>0.7327408</text:p>
              </table:table-cell>
              <table:table-cell office:value-type="float" office:value="0.83618656">
                <text:p>0.83618656</text:p>
              </table:table-cell>
              <table:table-cell office:value-type="float" office:value="0.7381312">
                <text:p>0.7381312</text:p>
              </table:table-cell>
              <table:table-cell office:value-type="float" office:value="0.8498752">
                <text:p>0.8498752</text:p>
              </table:table-cell>
            </table:table-row>
            <table:table-row>
              <table:table-cell office:value-type="string">
                <text:p>90.00%</text:p>
              </table:table-cell>
              <table:table-cell office:value-type="float" office:value="0.7758432">
                <text:p>0.7758432</text:p>
              </table:table-cell>
              <table:table-cell office:value-type="float" office:value="0.83618656">
                <text:p>0.83618656</text:p>
              </table:table-cell>
              <table:table-cell office:value-type="float" office:value="0.7758448">
                <text:p>0.7758448</text:p>
              </table:table-cell>
              <table:table-cell office:value-type="float" office:value="0.8840968">
                <text:p>0.8840968</text:p>
              </table:table-cell>
            </table:table-row>
            <table:table-row>
              <table:table-cell office:value-type="string">
                <text:p>95.00%</text:p>
              </table:table-cell>
              <table:table-cell office:value-type="float" office:value="0.8189456">
                <text:p>0.8189456</text:p>
              </table:table-cell>
              <table:table-cell office:value-type="float" office:value="0.83618656">
                <text:p>0.83618656</text:p>
              </table:table-cell>
              <table:table-cell office:value-type="float" office:value="0.8135584">
                <text:p>0.8135584</text:p>
              </table:table-cell>
              <table:table-cell office:value-type="float" office:value="0.9183184">
                <text:p>0.9183184</text:p>
              </table:table-cell>
            </table:table-row>
            <table:table-row>
              <table:table-cell office:value-type="string">
                <text:p>100.00%</text:p>
              </table:table-cell>
              <table:table-cell office:value-type="float" office:value="0.862048">
                <text:p>0.862048</text:p>
              </table:table-cell>
              <table:table-cell office:value-type="float" office:value="0.83618656">
                <text:p>0.83618656</text:p>
              </table:table-cell>
              <table:table-cell office:value-type="float" office:value="0.851272">
                <text:p>0.851272</text:p>
              </table:table-cell>
              <table:table-cell office:value-type="float" office:value="0.95254">
                <text:p>0.952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.5" chart:maximum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13" style:family="chart">
      <style:chart-properties chart:symbol-type="named-symbol" chart:symbol-name="diamond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38.101cm" svg:height="17.781cm" chart:class="chart:line" chart:style-name="ch1">
        <chart:title svg:x="16.642cm" svg:y="0.356cm" chart:style-name="ch2">
          <text:p>Análise de Sensibilidade</text:p>
        </chart:title>
        <chart:subtitle svg:x="18.428cm" svg:y="1.214cm" chart:style-name="ch3">
          <text:p>Coletor</text:p>
        </chart:subtitle>
        <chart:legend chart:legend-position="end" svg:x="35.445cm" svg:y="8.046cm" chart:style-name="ch4"/>
        <chart:plot-area chart:style-name="ch5" table:cell-range-address="Sheet1.A2:Sheet1.A9 Sheet1.I2:Sheet1.I9 Sheet1.Q2:Sheet1.Q2 Sheet1.F3:Sheet1.F9 Sheet1.L2:Sheet1.L9 Sheet1.O2:Sheet1.O9" chart:data-source-has-labels="both" svg:x="1.323cm" svg:y="2.02cm" svg:width="33.361cm" svg:height="14.897cm">
          <chart:axis chart:dimension="x" chart:name="primary-x" chart:style-name="ch6">
            <chart:title svg:x="17.641cm" svg:y="16.7cm" chart:style-name="ch7">
              <text:p>Variação</text:p>
            </chart:title>
            <chart:categories table:cell-range-address="Sheet1.A3:Sheet1.A9"/>
          </chart:axis>
          <chart:axis chart:dimension="y" chart:name="primary-y" chart:style-name="ch8">
            <chart:title svg:x="0.763cm" svg:y="10.439cm" chart:style-name="ch9">
              <text:p>Dependabilidade</text:p>
            </chart:title>
            <chart:grid chart:style-name="ch10" chart:class="major"/>
          </chart:axis>
          <chart:series chart:style-name="ch11" chart:values-cell-range-address="Sheet1.I3:Sheet1.I9" chart:label-cell-address="Sheet1.I2:Sheet1.I2" chart:class="chart:line">
            <chart:data-point chart:repeated="7"/>
          </chart:series>
          <chart:series chart:style-name="ch12" chart:values-cell-range-address="Sheet1.F3:Sheet1.F9" chart:label-cell-address="Sheet1.Q2:Sheet1.Q2" chart:class="chart:line">
            <chart:data-point chart:repeated="7"/>
          </chart:series>
          <chart:series chart:style-name="ch13" chart:values-cell-range-address="Sheet1.L3:Sheet1.L9" chart:label-cell-address="Sheet1.L2:Sheet1.L2" chart:class="chart:line">
            <chart:data-point chart:repeated="7"/>
          </chart:series>
          <chart:series chart:style-name="ch14" chart:values-cell-range-address="Sheet1.O3:Sheet1.O9" chart:label-cell-address="Sheet1.O2:Sheet1.O2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2:Sheet1.I2">Hibernate</text:p>
              </table:table-cell>
              <table:table-cell office:value-type="string">
                <text:p text:id="Sheet1.Q2:Sheet1.Q2">Atual</text:p>
              </table:table-cell>
              <table:table-cell office:value-type="string">
                <text:p text:id="Sheet1.L2:Sheet1.L2">Manager</text:p>
              </table:table-cell>
              <table:table-cell office:value-type="string">
                <text:p text:id="Sheet1.O2:Sheet1.O2">Worker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9">70.00%</text:p>
              </table:table-cell>
              <table:table-cell office:value-type="float" office:value="0.8448">
                <text:p text:id="Sheet1.I3:Sheet1.I9">0.8448</text:p>
              </table:table-cell>
              <table:table-cell office:value-type="float" office:value="0.89472">
                <text:p text:id="Sheet1.F3:Sheet1.F9">0.89472</text:p>
              </table:table-cell>
              <table:table-cell office:value-type="float" office:value="0.6524">
                <text:p text:id="Sheet1.L3:Sheet1.L9">0.6524</text:p>
              </table:table-cell>
              <table:table-cell office:value-type="float" office:value="0.626304">
                <text:p text:id="Sheet1.O3:Sheet1.O9">0.626304</text:p>
              </table:table-cell>
            </table:table-row>
            <table:table-row>
              <table:table-cell office:value-type="string">
                <text:p>75.00%</text:p>
              </table:table-cell>
              <table:table-cell office:value-type="float" office:value="0.864">
                <text:p>0.864</text:p>
              </table:table-cell>
              <table:table-cell office:value-type="float" office:value="0.89472">
                <text:p>0.89472</text:p>
              </table:table-cell>
              <table:table-cell office:value-type="float" office:value="0.699">
                <text:p>0.699</text:p>
              </table:table-cell>
              <table:table-cell office:value-type="float" office:value="0.67104">
                <text:p>0.67104</text:p>
              </table:table-cell>
            </table:table-row>
            <table:table-row>
              <table:table-cell office:value-type="string">
                <text:p>80.00%</text:p>
              </table:table-cell>
              <table:table-cell office:value-type="float" office:value="0.8832">
                <text:p>0.8832</text:p>
              </table:table-cell>
              <table:table-cell office:value-type="float" office:value="0.89472">
                <text:p>0.89472</text:p>
              </table:table-cell>
              <table:table-cell office:value-type="float" office:value="0.7456">
                <text:p>0.7456</text:p>
              </table:table-cell>
              <table:table-cell office:value-type="float" office:value="0.715776">
                <text:p>0.715776</text:p>
              </table:table-cell>
            </table:table-row>
            <table:table-row>
              <table:table-cell office:value-type="string">
                <text:p>85.00%</text:p>
              </table:table-cell>
              <table:table-cell office:value-type="float" office:value="0.9024">
                <text:p>0.9024</text:p>
              </table:table-cell>
              <table:table-cell office:value-type="float" office:value="0.89472">
                <text:p>0.89472</text:p>
              </table:table-cell>
              <table:table-cell office:value-type="float" office:value="0.7922">
                <text:p>0.7922</text:p>
              </table:table-cell>
              <table:table-cell office:value-type="float" office:value="0.760512">
                <text:p>0.760512</text:p>
              </table:table-cell>
            </table:table-row>
            <table:table-row>
              <table:table-cell office:value-type="string">
                <text:p>90.00%</text:p>
              </table:table-cell>
              <table:table-cell office:value-type="float" office:value="0.9216">
                <text:p>0.9216</text:p>
              </table:table-cell>
              <table:table-cell office:value-type="float" office:value="0.89472">
                <text:p>0.89472</text:p>
              </table:table-cell>
              <table:table-cell office:value-type="float" office:value="0.8388">
                <text:p>0.8388</text:p>
              </table:table-cell>
              <table:table-cell office:value-type="float" office:value="0.805248">
                <text:p>0.805248</text:p>
              </table:table-cell>
            </table:table-row>
            <table:table-row>
              <table:table-cell office:value-type="string">
                <text:p>95.00%</text:p>
              </table:table-cell>
              <table:table-cell office:value-type="float" office:value="0.9408">
                <text:p>0.9408</text:p>
              </table:table-cell>
              <table:table-cell office:value-type="float" office:value="0.89472">
                <text:p>0.89472</text:p>
              </table:table-cell>
              <table:table-cell office:value-type="float" office:value="0.8854">
                <text:p>0.8854</text:p>
              </table:table-cell>
              <table:table-cell office:value-type="float" office:value="0.849984">
                <text:p>0.849984</text:p>
              </table:table-cell>
            </table:table-row>
            <table:table-row>
              <table:table-cell office:value-type="string">
                <text:p>100.00%</text:p>
              </table:table-cell>
              <table:table-cell office:value-type="float" office:value="0.96">
                <text:p>0.96</text:p>
              </table:table-cell>
              <table:table-cell office:value-type="float" office:value="0.89472">
                <text:p>0.89472</text:p>
              </table:table-cell>
              <table:table-cell office:value-type="float" office:value="0.932">
                <text:p>0.932</text:p>
              </table:table-cell>
              <table:table-cell office:value-type="float" office:value="0.89472">
                <text:p>0.89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